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lano de Negócios: "Experience Club"</text:p>
      <text:p text:style-name="Standard"/>
      <text:p text:style-name="Standard">1. Sumário Executivo</text:p>
      <text:p text:style-name="Standard"/>
      <text:p text:style-name="Standard">O Experience Club (www.experience-club.online) é uma plataforma de "martech" (marketing technology) baseada em gamificação, projetada para conectar marcas (empresas afiliadas) a consumidores engajados. O modelo de negócios centraliza-se em recompensar usuários com uma moeda digital ("Moedas") por completarem tarefas específicas que geram valor para as marcas, como registro, instalação de aplicativos, engajamento em redes sociais e referências.</text:p>
      <text:p text:style-name="Standard"/>
      <text:p text:style-name="Standard">O lucro do Experience Club será gerado através de taxas cobradas das empresas afiliadas por geração de leads qualificados, ações de marketing (posts) e comissões sobre vendas diretas (CPA - Custo por Aquisição) originadas na plataforma.</text:p>
      <text:p text:style-name="Standard"/>
      <text:p text:style-name="Standard">ALERTA CRÍTICO SOBRE O MODELO DE CUSTO (1 Moeda = 1 USD): O modelo solicitado de 1 Moeda valer 1 USD (dólar americano) representa um risco financeiro extremo e uma responsabilidade contábil massiva. Cada usuário que atinge 1.000 moedas representa um custo direto de $1.000,00 para a empresa. Este plano abordará este modelo (Modelo A) e um modelo alternativo sustentável (Modelo B).</text:p>
      <text:p text:style-name="Standard"/>
      <text:p text:style-name="Standard">2. Descrição da Empresa</text:p>
      <text:p text:style-name="Standard"/>
      <text:p text:style-name="Standard">Nome: Experience Club</text:p>
      <text:p text:style-name="Standard"/>
      <text:p text:style-name="Standard">Website: www.experience-club.online</text:p>
      <text:p text:style-name="Standard"/>
      <text:p text:style-name="Standard">Missão: Transformar o engajamento digital em valor real, recompensando usuários por suas interações e fornecendo às marcas um canal direto para consumidores motivados.</text:p>
      <text:p text:style-name="Standard"/>
      <text:p text:style-name="Standard">Visão: Ser a principal plataforma de "recompensa por ação" (Reward-per-Action) do mercado, criando um ecossistema onde o engajamento do usuário é a principal métrica de sucesso.</text:p>
      <text:p text:style-name="Standard"/>
      <text:p text:style-name="Standard">Modelo de Valor:</text:p>
      <text:p text:style-name="Standard"/>
      <text:p text:style-name="Standard">Para Usuários: Uma forma clara e divertida de monetizar seu tempo e engajamento online ao longo de uma jornada estruturada.</text:p>
      <text:p text:style-name="Standard"/>
      <text:p text:style-name="Standard">Para Afiliados: Acesso a usuários pré-qualificados, dispostos a interagir com a marca em troca de recompensas, aumentando as taxas de conversão e o alcance social.</text:p>
      <text:p text:style-name="Standard"/>
      <text:p text:style-name="Standard">3. Análise de Mercado</text:p>
      <text:p text:style-name="Standard"/>
      <text:p text:style-name="Standard">Público-Alvo (Usuários): Jovens de 16 a 35 anos, "heavy users" de redes sociais, jogadores de dispositivos móveis e consumidores em busca de "dinheiro fácil" ou descontos significativos.</text:p>
      <text:p text:style-name="Standard"/>
      <text:p text:style-name="Standard">Público-Alvo (Clientes/Afiliados): Empresas de E-commerce, desenvolvedores de aplicativos (buscando downloads), marcas de consumo (buscando engajamento social) e serviços de assinatura.</text:p>
      <text:p text:style-name="Standard"/>
      <text:p text:style-name="Standard">Concorrentes: Plataformas de cashback (Méliuz, PicPay), plataformas de "play-to-earn", e aplicativos de "micro-tarefas" (Google Opinion Rewards).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Diferencial: A promessa de valor direto (1 Moeda = 1 USD), combinada com uma jornada de tarefas cadenciada (com tempo de espera), que visa aumentar a retenção e o LTV (Lifetime Value) do usuário.</text:p>
      <text:p text:style-name="Standard"/>
      <text:p text:style-name="Standard">4. Modelo de Negócios e Financeiro</text:p>
      <text:p text:style-name="Standard"/>
      <text:p text:style-name="Standard">Esta é a seção mais crítica. O modelo de receita deve ser capaz de cobrir o modelo de despesa (pagamento de moedas).</text:p>
      <text:p text:style-name="Standard"/>
      <text:p text:style-name="Standard">Modelo A: Alto Risco (1 Moeda = 1 USD, Conforme Solicitado)</text:p>
      <text:p text:style-name="Standard"/>
      <text:p text:style-name="Standard">Este modelo só é viável sob duas condições: 1) Financiamento massivo de capital de risco (VC) ou 2) Uma taxa de "breakage" (desistência) de usuários extremamente alta.</text:p>
      <text:p text:style-name="Standard"/>
      <text:p text:style-name="Standard">Custo por Usuário Ativo (CPU): Um usuário que completa o ciclo (1.000 moedas) custa à empresa $1.000,00.</text:p>
      <text:p text:style-name="Standard"/>
      <text:p text:style-name="Standard">Aposta do Modelo: A empresa aposta que a maioria dos usuários se registrará, talvez instale o app (custo de $100), mas nunca completará todas as tarefas (devido aos delays e à complexidade crescente) para atingir o "saque" de $1.000.</text:p>
      <text:p text:style-name="Standard"/>
      <text:p text:style-name="Standard">Fonte de Receita (Necessária para cobrir o custo):</text:p>
      <text:p text:style-name="Standard"/>
      <text:p text:style-name="Standard">Taxa de Geração de Lead (CPL): O Afiliado X paga $10 por cada usuário que se registra através do Experience Club. (Cobre apenas 1% do custo final).</text:p>
      <text:p text:style-name="Standard"/>
      <text:p text:style-name="Standard">Taxa de Ação (CPA): O Afiliado Y paga $20 por cada app instalado.</text:p>
      <text:p text:style-name="Standard"/>
      <text:p text:style-name="Standard">Comissão de Resgate: O Afiliado Z (Loja) aceita 500 moedas ($500) como pagamento por um produto. O Experience Club paga os $500 à Loja Z e cobra da Loja Z uma taxa de marketing de, digamos, 20% ($100). Isso ainda resulta em um prejuízo de $400.</text:p>
      <text:p text:style-name="Standard"/>
      <text:p text:style-name="Standard">Conclusão do Modelo A: Inviável a longo prazo. O custo de $1.000 por usuário convertido não pode ser coberto por receitas de marketing tradicionais. A empresa acumularia dívidas rapidamente.</text:p>
      <text:p text:style-name="Standard"/>
      <text:p text:style-name="Standard">Modelo B: Sustentável (Recomendado)</text:p>
      <text:p text:style-name="Standard"/>
      <text:p text:style-name="Standard">As "Moedas" são tratadas como pontos de fidelidade, não como dinheiro. O valor de 1 USD é percebido, não real.</text:p>
      <text:p text:style-name="Standard"/>
      <text:p text:style-name="Standard">Valor da Moeda: 1.000 Moedas = $10 USD em descontos ou 1.000 Moedas = $1 USD em dinheiro. (A taxa de câmbio é ajustada para ser sustentável).</text:p>
      <text:p text:style-name="Standard"/>
      <text:p text:style-name="Standard">Revisão do Gancho: O marketing muda de "Ganhe $1000" para "Concorra a $1000" ou "Ganhe até $1000 em prêmios".</text:p>
      <text:p text:style-name="Standard"/>
      <text:p text:style-name="Standard">Fonte de Receita (Sustentável):</text:p>
      <text:p text:style-name="Standard"/>
      <text:p text:style-name="Standard"/>
      <text:p text:style-name="Standard"><text:soft-page-break/></text:p>
      <text:p text:style-name="Standard">CPA (Custo por Aquisição): O Afiliado X (Loja) vende um produto de $100. O usuário usa 1.000 moedas para obter $10 de desconto. A venda é $90. O Experience Club recebe 10% de comissão sobre a venda ($9) da Loja X.</text:p>
      <text:p text:style-name="Standard"/>
      <text:p text:style-name="Standard">CPL (Custo por Lead): O Afiliado Y paga $5 por cada usuário que se registra em seu site.</text:p>
      <text:p text:style-name="Standard"/>
      <text:p text:style-name="Standard">CPM (Custo por Mil): Venda de espaço de anúncio (Banners) dentro do aplicativo (justificado pelo retorno diário do usuário devido ao delay das tarefas).</text:p>
      <text:p text:style-name="Standard"/>
      <text:p text:style-name="Standard">Recomendação: Implementar o Modelo B, usando a "paridade 1=1" apenas como uma jogada de marketing inicial (ex: "Seus 50 pontos iniciais valem $50 em descontos em nossa loja parceira X!").</text:p>
      <text:p text:style-name="Standard"/>
      <text:p text:style-name="Standard">5. Estratégia de Gamificação (O Produto)</text:p>
      <text:p text:style-name="Standard"/>
      <text:p text:style-name="Standard">O núcleo do engajamento.</text:p>
      <text:p text:style-name="Standard"/>
      <text:p text:style-name="Standard">Loop de Engajamento: Tarefa Disponível -&gt; Execução -&gt; Recompensa Imediata (Moedas) -&gt; Progressão Visível (Barra até 1.000) -&gt; Tempo de Espera (Cooldown) -&gt; Nova Tarefa Disponível -&gt; Resgate (Loja).</text:p>
      <text:p text:style-name="Standard"/>
      <text:p text:style-name="Standard">Mecânica de Tempo (Delay):</text:p>
      <text:p text:style-name="Standard"/>
      <text:p text:style-name="Standard">Propósito: Aumentar a retenção (DAU - Daily Active Users) e o LTV. O usuário é forçado a retornar ao app diariamente/semanalmente para desbloquear a próxima tarefa.</text:p>
      <text:p text:style-name="Standard"/>
      <text:p text:style-name="Standard">Implementação: Tarefas são agrupadas em "Níveis" ou "Dias". O usuário só pode avançar para a próxima tarefa após X horas (ex: 24h).</text:p>
      <text:p text:style-name="Standard"/>
      <text:p text:style-name="Standard">Sistema de Tarefas (Exemplos com Delay):</text:p>
      <text:p text:style-name="Standard"/>
      <text:p text:style-name="Standard">Dia 1 (Aquisição):</text:p>
      <text:p text:style-name="Standard"/>
      <text:p text:style-name="Standard">Registrar-se: +50 Moedas</text:p>
      <text:p text:style-name="Standard"/>
      <text:p text:style-name="Standard">Instalar o App: +50 Moedas</text:p>
      <text:p text:style-name="Standard"/>
      <text:p text:style-name="Standard">Próxima tarefa disponível em 24 horas.</text:p>
      <text:p text:style-name="Standard"/>
      <text:p text:style-name="Standard">Dia 2 (Engajamento Social):</text:p>
      <text:p text:style-name="Standard"/>
      <text:p text:style-name="Standard">Postar sobre nós (Selfie com o App): +50 Moedas (Requer verificação)</text:p>
      <text:p text:style-name="Standard"/>
      <text:p text:style-name="Standard">Próxima tarefa disponível em 24 horas.</text:p>
      <text:p text:style-name="Standard"/>
      <text:p text:style-name="Standard">Dia 3 (Multiplicação):</text:p>
      <text:p text:style-name="Standard"/>
      <text:p text:style-name="Standard">Enviar link de registro para 5 amigos: +50 Moedas</text:p>
      <text:p text:style-name="Standard"/>
      <text:p text:style-name="Standard">Próxima tarefa disponível em 48 horas.</text:p>
      <text:p text:style-name="Standard"/>
      <text:p text:style-name="Standard">Dia 4 (Bônus de Referência):</text:p>
      <text:p text:style-name="Standard"><text:soft-page-break/></text:p>
      <text:p text:style-name="Standard"/>
      <text:p text:style-name="Standard"/>
      <text:p text:style-name="Standard">Amigo que se registra (Bonus): +100 Moedas (Custo alto!)</text:p>
      <text:p text:style-name="Standard"/>
      <text:p text:style-name="Standard">Dia 5 (Engajamento com Afiliados):</text:p>
      <text:p text:style-name="Standard"/>
      <text:p text:style-name="Standard">Baixar e abrir o App do Afiliado X: +70 Moedas</text:p>
      <text:p text:style-name="Standard"/>
      <text:p text:style-name="Standard">Redenção (O Resgate):</text:p>
      <text:p text:style-name="Standard"/>
      <text:p text:style-name="Standard">O usuário deve atingir 1.000 Moedas (ou o limite definido).</text:p>
      <text:p text:style-name="Standard"/>
      <text:p text:style-name="Standard">As moedas são trocadas na "Loja Experience Club" (produtos comprados pela empresa) ou em "Empresas Afiliadas".</text:p>
      <text:p text:style-name="Standard"/>
      <text:p text:style-name="Standard">6. Estratégia de Marketing e Vendas</text:p>
      <text:p text:style-name="Standard"/>
      <text:p text:style-name="Standard">Aquisição de Usuários: Foco em tráfego viral. O próprio sistema de referência é a principal ferramenta. Usar influenciadores digitais focados em "renda extra" e "jogos" para impulsionar os registros iniciais. A mecânica de delay transforma o marketing de "ganho imediato" para "jornada de valor".</text:p>
      <text:p text:style-name="Standard"/>
      <text:p text:style-name="Standard">Aquisição de Afiliados (Vendas B2B):</text:p>
      <text:p text:style-name="Standard"/>
      <text:p text:style-name="Standard">Criar um "Media Kit" mostrando o perfil demográfico e, mais importante, a taxa de retenção e o DAU (usuários ativos diários), que serão altos devido ao delay.</text:p>
      <text:p text:style-name="Standard"/>
      <text:p text:style-name="Standard">Focar no argumento de "pagamento por performance".</text:p>
      <text:p text:style-name="Standard"/>
      <text:p text:style-name="Standard">7. Próximos Passos (Roadmap)</text:p>
      <text:p text:style-name="Standard"/>
      <text:p text:style-name="Standard">Fase 1 (Validação): Definir o modelo financeiro (Bater o martelo entre Modelo A ou B). Obter investimento semente (Seed) se for o Modelo A, ou bootstrapping se for o Modelo B.</text:p>
      <text:p text:style-name="Standard"/>
      <text:p text:style-name="Standard">Fase 2 (MVP): Desenvolver o aplicativo focado no loop central (Registro, Lista de Tarefas com delay, Carteira de Moedas). Fechar 5 parceiros de resgate.</text:p>
      <text:p text:style-name="Standard"/>
      <text:p text:style-name="Standard">Fase 3 (Lançamento): Campanha de lançamento com influenciadores.</text:p>
      <text:p text:style-name="Standard"/>
      <text:p text:style-name="Standard">Fase 4 (Otimização): Análise de dados (Onde os usuários desistem? O delay está muito longo ou muito curto?) e otimização do funil de retenção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5T13:14:53.724718043</meta:creation-date>
    <dc:date>2025-11-05T13:16:16.209117727</dc:date>
    <meta:editing-duration>PT1M24S</meta:editing-duration>
    <meta:editing-cycles>1</meta:editing-cycles>
    <meta:document-statistic meta:table-count="0" meta:image-count="0" meta:object-count="0" meta:page-count="4" meta:paragraph-count="72" meta:word-count="1193" meta:character-count="7513" meta:non-whitespace-character-count="6392"/>
    <meta:generator>LibreOffice/25.2.6.2$Linux_X86_64 LibreOffice_project/40d1a0e1d5bdf1afaeae24d9ece32bbb00fa66a4</meta:generator>
  </office:meta>
</office:document-meta>
</file>